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6.09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fo:min-height="5.209cm"/>
    </style:style>
    <style:style style:name="pr7" style:family="presentation" style:parent-style-name="Default-outline1">
      <style:graphic-properties fo:min-height="11.088cm"/>
    </style:style>
    <style:style style:name="pr8" style:family="presentation" style:parent-style-name="Default-outline1">
      <style:graphic-properties fo:min-height="15.796cm"/>
    </style:style>
    <style:style style:name="pr9" style:family="presentation" style:parent-style-name="Default-outline1">
      <style:graphic-properties fo:min-height="15.406cm"/>
    </style:style>
    <style:style style:name="pr10" style:family="presentation" style:parent-style-name="Default-outline1">
      <style:graphic-properties fo:min-height="14.925cm"/>
    </style:style>
    <style:style style:name="pr11" style:family="presentation" style:parent-style-name="Default-outline1">
      <style:graphic-properties fo:min-height="16.191cm"/>
    </style:style>
    <style:style style:name="pr12" style:family="presentation" style:parent-style-name="Default-outline1">
      <style:graphic-properties fo:min-height="16.422cm"/>
    </style:style>
    <style:style style:name="pr13" style:family="presentation" style:parent-style-name="Default-outline1">
      <style:graphic-properties fo:min-height="15.187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outline1">
      <style:graphic-properties draw:auto-grow-height="true" fo:min-height="11.661cm"/>
    </style:style>
    <style:style style:name="pr16" style:family="presentation" style:parent-style-name="Default-outline1">
      <style:graphic-properties fo:min-height="14.971cm"/>
    </style:style>
    <style:style style:name="pr17" style:family="presentation" style:parent-style-name="Default-outline1">
      <style:graphic-properties fo:min-height="14.426cm"/>
    </style:style>
    <style:style style:name="pr18" style:family="presentation" style:parent-style-name="Default-outline1">
      <style:graphic-properties fo:min-height="16.112cm"/>
    </style:style>
    <style:style style:name="pr19" style:family="presentation" style:parent-style-name="Default-outline1">
      <style:graphic-properties fo:min-height="16.002cm"/>
    </style:style>
    <style:style style:name="pr20" style:family="presentation" style:parent-style-name="Default-outline1">
      <style:graphic-properties fo:min-height="16.622cm"/>
    </style:style>
    <style:style style:name="pr21" style:family="presentation" style:parent-style-name="Default-outline1">
      <style:graphic-properties fo:min-height="16.123cm"/>
    </style:style>
    <style:style style:name="pr22" style:family="presentation" style:parent-style-name="Default-outline1">
      <style:graphic-properties fo:min-height="14.022cm"/>
    </style:style>
    <style:style style:name="pr23" style:family="presentation" style:parent-style-name="Default-outline1">
      <style:graphic-properties fo:min-height="6.83cm"/>
    </style:style>
    <style:style style:name="pr24" style:family="presentation" style:parent-style-name="Default-outline1">
      <style:graphic-properties fo:min-height="15.24cm"/>
    </style:style>
    <style:style style:name="pr25" style:family="presentation" style:parent-style-name="Default-outline1">
      <style:graphic-properties draw:auto-grow-height="true" fo:min-height="13.859cm"/>
    </style:style>
    <style:style style:name="pr26" style:family="presentation" style:parent-style-name="Default-outline1">
      <style:graphic-properties draw:auto-grow-height="true" fo:min-height="14.323cm"/>
    </style:style>
    <style:style style:name="pr27" style:family="presentation" style:parent-style-name="Default-outline1">
      <style:graphic-properties fo:min-height="15.584cm"/>
    </style:style>
    <style:style style:name="pr28" style:family="presentation" style:parent-style-name="Default-outline1">
      <style:graphic-properties fo:min-height="15.085cm"/>
    </style:style>
    <style:style style:name="pr29" style:family="presentation" style:parent-style-name="Default-outline1">
      <style:graphic-properties fo:min-height="8.342cm"/>
    </style:style>
    <style:style style:name="pr30" style:family="presentation" style:parent-style-name="Default-outline1">
      <style:graphic-properties draw:fill="solid" draw:fill-color="#ffffcc" fo:min-height="5.911cm"/>
    </style:style>
    <style:style style:name="pr31" style:family="presentation" style:parent-style-name="Default-outline1">
      <style:graphic-properties fo:min-height="4.064cm"/>
    </style:style>
    <style:style style:name="pr32" style:family="presentation" style:parent-style-name="Default-outline1">
      <style:graphic-properties draw:fill="solid" draw:fill-color="#ffffcc" fo:min-height="8.275cm"/>
    </style:style>
    <style:style style:name="pr33" style:family="presentation" style:parent-style-name="Default-outline1">
      <style:graphic-properties fo:min-height="16.256cm"/>
    </style:style>
    <style:style style:name="pr34" style:family="presentation" style:parent-style-name="Default-outline1">
      <style:graphic-properties fo:min-height="16.508cm"/>
    </style:style>
    <style:style style:name="pr35" style:family="presentation" style:parent-style-name="Default-outline1">
      <style:graphic-properties fo:min-height="15.692cm"/>
    </style:style>
    <style:style style:name="pr36" style:family="presentation" style:parent-style-name="Default-title">
      <style:graphic-properties fo:min-height="4.318cm"/>
    </style:style>
    <style:style style:name="pr37" style:family="presentation" style:parent-style-name="Default-outline1">
      <style:graphic-properties fo:min-height="6.831cm"/>
    </style:style>
    <style:style style:name="pr38" style:family="presentation" style:parent-style-name="Default-outline1">
      <style:graphic-properties fo:min-height="7.089cm"/>
    </style:style>
    <style:style style:name="pr39" style:family="presentation" style:parent-style-name="Default-outline1">
      <style:graphic-properties fo:min-height="14.586cm"/>
    </style:style>
    <style:style style:name="pr40" style:family="presentation" style:parent-style-name="Default-outline1">
      <style:graphic-properties fo:min-height="15.193cm"/>
    </style:style>
    <style:style style:name="pr41" style:family="presentation" style:parent-style-name="Default-title">
      <style:graphic-properties fo:min-height="2.84cm"/>
    </style:style>
    <style:style style:name="pr42" style:family="presentation" style:parent-style-name="Default-outline1">
      <style:graphic-properties fo:min-height="6.331cm"/>
    </style:style>
    <style:style style:name="pr43" style:family="presentation" style:parent-style-name="Default-outline1">
      <style:graphic-properties fo:min-height="14.898cm"/>
    </style:style>
    <style:style style:name="pr44" style:family="presentation" style:parent-style-name="Default-outline1">
      <style:graphic-properties fo:min-height="15.152cm"/>
    </style:style>
    <style:style style:name="pr45" style:family="presentation" style:parent-style-name="Default-outline1">
      <style:graphic-properties fo:min-height="13.927cm"/>
    </style:style>
    <style:style style:name="pr46" style:family="presentation" style:parent-style-name="Default-outline1">
      <style:graphic-properties fo:min-height="16.266cm"/>
    </style:style>
    <style:style style:name="pr47" style:family="presentation" style:parent-style-name="Default-outline1">
      <style:graphic-properties fo:min-height="11.176cm"/>
    </style:style>
    <style:style style:name="pr48" style:family="presentation" style:parent-style-name="Default-outline1">
      <style:graphic-properties fo:min-height="15.748cm"/>
    </style:style>
    <style:style style:name="pr49" style:family="presentation" style:parent-style-name="Default-outline1">
      <style:graphic-properties fo:min-height="4.803cm"/>
    </style:style>
    <style:style style:name="pr50" style:family="presentation" style:parent-style-name="Default-outline1">
      <style:graphic-properties fo:min-height="6.262cm"/>
    </style:style>
    <style:style style:name="pr51" style:family="presentation" style:parent-style-name="Default-outline1">
      <style:graphic-properties fo:min-height="11.153cm"/>
    </style:style>
    <style:style style:name="pr52" style:family="presentation" style:parent-style-name="Default-outline1">
      <style:graphic-properties fo:min-height="15.66cm"/>
    </style:style>
    <style:style style:name="pr53" style:family="presentation" style:parent-style-name="Default-outline1">
      <style:graphic-properties fo:min-height="16.792cm"/>
    </style:style>
    <style:style style:name="pr54" style:family="presentation" style:parent-style-name="Default-title">
      <style:graphic-properties fo:min-height="2.973cm"/>
    </style:style>
    <style:style style:name="pr55" style:family="presentation" style:parent-style-name="Default-outline1">
      <style:graphic-properties fo:min-height="14.412cm"/>
    </style:style>
    <style:style style:name="pr56" style:family="presentation" style:parent-style-name="Default-outline1">
      <style:graphic-properties fo:min-height="12.844cm"/>
    </style:style>
    <style:style style:name="pr57" style:family="presentation" style:parent-style-name="Default-outline1">
      <style:graphic-properties fo:min-height="15.424cm"/>
    </style:style>
    <style:style style:name="pr58" style:family="presentation" style:parent-style-name="Default-title">
      <style:graphic-properties fo:min-height="2.465cm"/>
    </style:style>
    <style:style style:name="pr59" style:family="presentation" style:parent-style-name="Default-outline1">
      <style:graphic-properties fo:min-height="17.045cm"/>
    </style:style>
    <style:style style:name="co1" style:family="table-column">
      <style:table-column-properties style:column-width="6.823cm" style:use-optimal-column-width="false"/>
    </style:style>
    <style:style style:name="co2" style:family="table-column">
      <style:table-column-properties style:column-width="10.402cm" style:use-optimal-column-width="false"/>
    </style:style>
    <style:style style:name="co3" style:family="table-column">
      <style:table-column-properties style:column-width="6.686cm" style:use-optimal-column-width="false"/>
    </style:style>
    <style:style style:name="co4" style:family="table-column">
      <style:table-column-properties style:column-width="12.599cm" style:use-optimal-column-width="false"/>
    </style:style>
    <style:style style:name="co5" style:family="table-column">
      <style:table-column-properties style:column-width="12.6cm" style:use-optimal-column-width="false"/>
    </style:style>
    <style:style style:name="co6" style:family="table-column">
      <style:table-column-properties style:column-width="13.20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473cm"/>
    </style:style>
    <style:style style:name="ro4" style:family="table-row">
      <style:table-row-properties style:row-height="1.465cm"/>
    </style:style>
    <style:style style:name="ce1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32pt" style:font-size-asian="32pt" style:font-size-complex="32pt"/>
    </style:style>
    <style:style style:name="ce3" style:family="table-cell">
      <style:graphic-properties style:repeat="repeat"/>
      <style:paragraph-properties fo:text-align="center"/>
      <style:text-properties fo:font-family="'Lucida Sans Unicode'" style:font-family-generic="swiss" style:font-pitch="variable" fo:font-size="32pt" style:font-size-asian="32pt" style:font-size-complex="32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ucida Sans Unicode'" style:font-family-generic="swiss" style:font-pitch="variable" fo:font-size="32pt" style:font-size-asian="32pt" style:font-size-complex="32pt"/>
    </style:style>
    <style:style style:name="ce5" style:family="table-cell">
      <style:graphic-properties style:repeat="repeat"/>
      <style:text-properties fo:font-size="22pt" style:font-size-asian="22pt" style:font-size-complex="22pt"/>
    </style:style>
    <style:style style:name="ce6" style:family="table-cell">
      <style:graphic-properties style:repeat="repeat"/>
      <style:paragraph-properties style:text-autospace="none"/>
      <style:text-properties fo:font-family="Arial" style:font-family-generic="swiss" style:font-pitch="variable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ce7" style:family="table-cell">
      <style:graphic-properties style:repeat="repeat"/>
      <style:paragraph-properties style:text-autospace="none"/>
      <style:text-properties fo:font-family="'Lucida Sans Unicode'" style:font-family-generic="swiss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ce8" style:family="table-cell">
      <style:graphic-properties style:repeat="repeat" draw:textarea-vertical-align="middle"/>
    </style:style>
    <style:style style:name="ce9" style:family="table-cell">
      <style:graphic-properties style:repeat="repeat"/>
      <style:text-properties fo:font-style="italic" style:font-style-asian="italic" style:font-style-complex="italic"/>
    </style:style>
    <style:style style:name="ce10" style:family="table-cell">
      <style:graphic-properties style:repeat="repeat"/>
    </style:style>
    <style:style style:name="P1" style:family="paragraph">
      <style:paragraph-properties fo:margin-top="0cm" fo:margin-bottom="0.508cm"/>
    </style:style>
    <style:style style:name="P2" style:family="paragraph">
      <style:paragraph-properties fo:margin-top="0cm" fo:margin-bottom="0cm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  <style:text-properties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paragraph-properties fo:margin-top="0cm" fo:margin-bottom="0.254cm"/>
    </style:style>
    <style:style style:name="P10" style:family="paragraph">
      <style:text-properties fo:font-family="'Lucida Sans Unicode'" style:font-family-generic="swiss" style:font-pitch="variable"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 style:text-autospace="none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margin-top="0cm" fo:margin-bottom="0cm"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ucida Sans Unicode'" style:font-family-generic="swiss" style:font-pitch="variable" fo:font-size="28pt" style:font-size-asian="28pt" style:font-size-complex="28pt"/>
    </style:style>
    <style:style style:name="T4" style:family="text">
      <style:text-properties fo:font-family="Arial" style:font-family-generic="swiss" style:font-pitch="variable" fo:font-size="32pt" style:font-size-asian="32pt" style:font-size-complex="32pt"/>
    </style:style>
    <style:style style:name="T5" style:family="text">
      <style:text-properties fo:font-family="'Lucida Sans Unicode'" style:font-family-generic="swiss" style:font-pitch="variable" fo:font-size="32pt" style:font-size-asian="32pt" style:font-size-complex="32pt"/>
    </style:style>
    <style:style style:name="T6" style:family="text">
      <style:text-properties fo:font-family="'Lucida Sans Unicode'" style:font-family-generic="swiss" style:font-pitch="variable" fo:font-size="24pt" style:font-size-asian="24pt" style:font-size-complex="24pt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Lucida Sans Unicode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Lucida Sans Unicode'" style:font-family-generic="swiss" style:font-pitch="variable" fo:font-size="26pt" style:font-size-asian="26pt" style:font-size-complex="26pt"/>
    </style:style>
    <style:style style:name="T15" style:family="text">
      <style:text-properties fo:font-family="'Lucida Sans Unicode'" style:font-family-generic="swiss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'Lucida Sans Unicode'" style:font-family-generic="swiss" style:font-pitch="variable"/>
    </style:style>
    <style:style style:name="T17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8" style:family="text">
      <style:text-properties style:text-position="sub 75%" fo:font-family="'Lucida Sans Unicode'" style:font-family-generic="swiss" style:font-pitch="variable" fo:font-size="28pt" style:font-size-asian="28pt" style:font-size-complex="28pt"/>
    </style:style>
    <style:style style:name="T19" style:family="text">
      <style:text-properties fo:font-family="'Lucida Sans Unicode'" style:font-family-generic="swiss" style:font-pitch="variable" fo:font-size="28pt" fo:font-style="italic" style:text-underline-style="none" style:font-size-asian="28pt" style:font-style-asian="italic" style:font-size-complex="28pt" style:font-style-complex="italic"/>
    </style:style>
    <style:style style:name="T20" style:family="text">
      <style:text-properties style:text-position="0% 100%" fo:font-family="Arial" style:font-family-generic="swiss" style:font-pitch="variable" fo:font-size="32pt" style:font-size-asian="32pt" style:font-size-complex="32pt"/>
    </style:style>
    <style:style style:name="T21" style:family="text">
      <style:text-properties style:text-position="0% 100%" fo:font-family="'Lucida Sans Unicode'" style:font-family-generic="swiss" style:font-pitch="variable" fo:font-size="28pt" style:font-size-asian="28pt" style:font-size-complex="28pt"/>
    </style:style>
    <style:style style:name="T22" style:family="text">
      <style:text-properties fo:font-family="'Comic Sans MS'" style:font-family-generic="script" style:font-pitch="variable" fo:font-size="24pt" style:font-size-asian="24pt" style:font-size-complex="24pt"/>
    </style:style>
    <style:style style:name="T23" style:family="text">
      <style:text-properties fo:font-family="'Lucida Sans Unicode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use-window-font-color="true" fo:font-family="Arial" style:font-family-generic="swiss" style:font-pitch="variable" fo:font-size="22pt" style:letter-kerning="true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T27" style:family="text">
      <style:text-properties fo:color="#000000" fo:font-family="Arial" style:font-family-generic="swiss" style:font-pitch="variable" fo:font-size="22pt" style:letter-kerning="true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T28" style:family="text">
      <style:text-properties style:use-window-font-color="true" fo:font-family="Arial" style:font-family-generic="roman" style:font-pitch="variable" fo:font-size="28pt" fo:font-style="italic" style:letter-kerning="true" style:font-family-asian="'Microsoft YaHei'" style:font-family-generic-asian="system" style:font-pitch-asian="variable" style:font-size-asian="28pt" style:font-style-asian="italic" style:font-family-complex="Arial" style:font-family-generic-complex="system" style:font-pitch-complex="variable" style:font-size-complex="28pt" style:font-style-complex="italic"/>
    </style:style>
    <style:style style:name="T29" style:family="text">
      <style:text-properties style:use-window-font-color="true"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7.40000009536743pt" style:font-style-complex="italic"/>
    </style:style>
    <style:style style:name="T30" style:family="text">
      <style:text-properties fo:color="#000000" fo:font-family="Arial" style:font-family-generic="roman" style:font-pitch="variable" fo:font-size="28pt" fo:font-style="italic" style:letter-kerning="true" style:font-family-asian="'Microsoft YaHei'" style:font-family-generic-asian="system" style:font-pitch-asian="variable" style:font-size-asian="28pt" style:font-style-asian="italic" style:font-family-complex="Arial" style:font-family-generic-complex="system" style:font-pitch-complex="variable" style:font-size-complex="28pt" style:font-style-complex="italic"/>
    </style:style>
    <style:style style:name="T31" style:family="text">
      <style:text-properties fo:color="#000000"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7.40000009536743pt" style:font-style-complex="italic"/>
    </style:style>
    <style:style style:name="T32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33" style:family="text">
      <style:text-properties style:use-window-font-color="true" style:text-outline="false" style:text-line-through-style="none" fo:font-family="'Lucida Sans Unicode'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wiss" style:font-size-asian="32pt" style:font-style-asian="normal" style:font-weight-asian="normal" style:font-family-complex="'Lucida Sans Unicode'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Lucida Sans Unicode'" style:font-family-generic="swiss" style:font-pitch="variable" fo:font-size="40pt" style:font-size-asian="40pt" style:font-size-complex="40pt"/>
    </style:style>
    <style:style style:name="T36" style:family="text">
      <style:text-properties style:use-window-font-color="true" style:text-outline="false" style:text-line-through-style="none" fo:font-family="'Lucida Sans Unicode'" style:font-family-generic="swiss" fo:font-size="28pt" fo:font-style="normal" fo:text-shadow="none" style:text-underline-style="solid" style:text-underline-width="auto" style:text-underline-color="font-color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'Lucida Sans Unicode'" style:font-family-generic="swiss" fo:font-size="28pt" fo:font-style="italic" fo:text-shadow="none" style:text-underline-style="solid" style:text-underline-width="auto" style:text-underline-color="font-color" fo:font-weight="normal" style:letter-kerning="true" style:font-family-asian="'Lucida Sans Unicode'" style:font-family-generic-asian="swiss" style:font-size-asian="28pt" style:font-style-asian="italic" style:font-weight-asian="normal" style:font-family-complex="'Lucida Sans Unicode'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position="sub 75%" fo:font-family="'Lucida Sans Unicode'" style:font-family-generic="swiss" fo:font-size="28pt" fo:font-style="italic" fo:text-shadow="none" style:text-underline-style="none" fo:font-weight="normal" style:letter-kerning="true" style:font-family-asian="'Lucida Sans Unicode'" style:font-family-generic-asian="swiss" style:font-size-asian="28pt" style:font-style-asian="italic" style:font-weight-asian="normal" style:font-family-complex="'Lucida Sans Unicode'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'Lucida Sans Unicode'" style:font-family-generic="swiss" fo:font-size="28pt" fo:font-style="normal" fo:text-shadow="none" style:text-underline-style="solid" style:text-underline-width="auto" style:text-underline-color="font-color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'Lucida Sans Unicode'" style:font-family-generic="swiss" fo:font-size="28pt" fo:font-style="italic" fo:text-shadow="none" style:text-underline-style="solid" style:text-underline-width="auto" style:text-underline-color="font-color" fo:font-weight="normal" style:letter-kerning="true" style:font-family-asian="'Lucida Sans Unicode'" style:font-family-generic-asian="swiss" style:font-size-asian="28pt" style:font-style-asian="italic" style:font-weight-asian="normal" style:font-family-complex="'Lucida Sans Unicode'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sub 75%" fo:font-family="'Lucida Sans Unicode'" style:font-family-generic="swiss" fo:font-size="28pt" fo:font-style="italic" fo:text-shadow="none" style:text-underline-style="none" fo:font-weight="normal" style:letter-kerning="true" style:font-family-asian="'Lucida Sans Unicode'" style:font-family-generic-asian="swiss" style:font-size-asian="28pt" style:font-style-asian="italic" style:font-weight-asian="normal" style:font-family-complex="'Lucida Sans Unicode'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'Lucida Sans Unicode'" style:font-family-generic="swiss" fo:font-size="28pt" fo:font-style="normal" fo:text-shadow="none" style:text-underline-style="none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'Lucida Sans Unicode'" style:font-family-generic="swiss" fo:font-size="28pt" fo:font-style="italic" fo:text-shadow="none" style:text-underline-style="none" fo:font-weight="normal" style:letter-kerning="true" style:font-family-asian="'Lucida Sans Unicode'" style:font-family-generic-asian="swiss" style:font-size-asian="28pt" style:font-style-asian="italic" style:font-weight-asian="normal" style:font-family-complex="'Lucida Sans Unicode'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wiss" style:font-size-asian="32pt" style:font-style-asian="normal" style:font-weight-asian="normal" style:font-family-complex="'Lucida Sans Unicode'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(Mis)Adventures in</text:span></text:p>
            <text:p><text:span text:style-name="T1">Programming Language Design:</text:span></text:p>
            <text:p><text:span text:style-name="T1">Anecdotes from a Slacker's Odyssey</text:span></text:p>
            <text:p><text:span text:style-name="T1">(So Far)</text:span></text:p>
            <text:p/>
            <text:p/>
            <text:p/>
            <text:p/>
            <text:p>Adrian King</text:p>
            <text:p>8 February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6.096cm" svg:x="1.4cm" svg:y="0.254cm" presentation:class="title" presentation:user-transformed="true">
          <draw:text-box>
            <text:p>Prologue:<text:line-break/>Where Are All the Good<text:line-break/>Statically Typed Lisp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Upon a Time...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Lisp is cool.</text:p>
              </text:list-item>
              <text:list-item>
                <text:p>Static typing is cool.</text:p>
              </text:list-item>
              <text:list-item>
                <text:p>Where is the intersection between them?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Lisp is usually understood to embody the <text:span text:style-name="T2">untyped</text:span> lambda calculus</text:p>
              </text:list-item>
              <text:list-item>
                <text:p>but could be broadly understood as a language:</text:p>
                <text:list>
                  <text:list-item>
                    <text:p>whose syntax tree is easy to manipulate</text:p>
                  </text:list-item>
                  <text:list-item>
                    <text:p>has quote and e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enting the Wheel<text:line-break/>(Any Excuse Will Do)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There are Lisps with static typing:</text:p>
                <text:list>
                  <text:list-item>
                    <text:p>Clojure</text:p>
                  </text:list-item>
                  <text:list-item>
                    <text:p>Racket</text:p>
                  </text:list-item>
                </text:list>
              </text:list-item>
              <text:list-item>
                <text:p>but static typing not as well integrated with dynamic typing as you might hope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Guess I'll have to make my own!</text:p>
              </text:list-item>
              <text:list-item>
                <text:p>(I wanted to anyway.)</text:p>
              </text:list-item>
              <text:list-item>
                <text:p>But maybe I should learn something about programming language design first</text:p>
                <text:list>
                  <text:list-item>
                    <text:p>including type system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Problem:<text:line-break/>I Hate Lisp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I mean, I love Lisp</text:p>
              </text:list-item>
              <text:list-item>
                <text:p>but I hate parentheses.</text:p>
              </text:list-item>
              <text:list-item>
                <text:p>Humans are good at understanding infix operators</text:p>
              </text:list-item>
              <text:list-item>
                <text:p>but Lisp insists on prefix operators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Got to do something about that syntax.</text:p>
              </text:list-item>
              <text:list-item>
                <text:p>Not an original idea.</text:p>
              </text:list-item>
              <text:list-item>
                <text:p>My quest: discover the long-last land of the m-expressions</text:p>
              </text:list-item>
              <text:list-item>
                <text:p>or pretend I d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209cm" svg:x="1.4cm" svg:y="0.505cm" presentation:class="title" presentation:user-transformed="true">
          <draw:text-box>
            <text:p>Part 0:<text:line-break/>The (Im)propriety<text:line-break/>of the S-Expre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Data Structure<text:line-break/>to Rule Them All</text:p>
          </draw:text-box>
        </draw:frame>
        <draw:frame presentation:style-name="pr7" draw:text-style-name="P1" draw:layer="layout" svg:width="8.252cm" svg:height="11.088cm" svg:x="1.4cm" svg:y="4.914cm" presentation:class="outline" presentation:user-transformed="true">
          <draw:text-box>
            <text:p text:style-name="P1"><text:span text:style-name="T3">()</text:span></text:p>
            <text:p text:style-name="P1"><text:span text:style-name="T3">atom</text:span></text:p>
            <text:p text:style-name="P1"><text:span text:style-name="T3">(oneItem)</text:span></text:p>
            <text:p text:style-name="P1"><text:span text:style-name="T3">(two items)</text:span></text:p>
            <text:p text:style-name="P1"><text:span text:style-name="T3">(list of three)</text:span></text:p>
            <text:p text:style-name="P2"><text:span text:style-name="T3">((embedded list)</text:span></text:p>
            <text:p text:style-name="P2"><text:span text:style-name="T3"><text:s/></text:span><text:span text:style-name="T3">in a list)</text:span></text:p>
          </draw:text-box>
        </draw:frame>
        <draw:frame presentation:style-name="pr8" draw:layer="layout" svg:width="15.177cm" svg:height="15.796cm" svg:x="11.43cm" svg:y="4.914cm" presentation:class="outline" presentation:user-transformed="true">
          <draw:text-box>
            <text:list text:style-name="L2">
              <text:list-item>
                <text:p>The s-expression is a general-purpose data structure.</text:p>
              </text:list-item>
              <text:list-item>
                <text:p>Lisp uses it for everything, including syntax trees.</text:p>
              </text:list-item>
              <text:list-item>
                <text:p>It resembles the Rose tree:</text:p>
              </text:list-item>
            </text:list>
            <text:p text:style-name="P2"><text:span text:style-name="T3"><text:s text:c="4"/></text:span><text:span text:style-name="T3">data RoseTree a =</text:span></text:p>
            <text:p text:style-name="P1"><text:span text:style-name="T3"><text:s text:c="6"/></text:span><text:span text:style-name="T3">RoseTree a [RoseTree a]</text:span></text:p>
            <text:list text:continue-numbering="true" text:style-name="L2">
              <text:list-header>
                <text:p><text:span text:style-name="T4">except that s-expressions can be empty, but Rose trees can'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 or Improper</text:p>
          </draw:text-box>
        </draw:frame>
        <draw:frame presentation:style-name="pr5" draw:layer="layout" svg:width="11.3cm" svg:height="13.859cm" svg:x="1.016cm" svg:y="4.888cm" presentation:class="outline" presentation:user-transformed="true">
          <draw:text-box>
            <text:list text:style-name="L2">
              <text:list-item>
                <text:p>The s-expression can be thought of as:</text:p>
              </text:list-item>
            </text:list>
            <text:p text:style-name="P2"><text:span text:style-name="T3"><text:s text:c="2"/></text:span><text:span text:style-name="T3">data Sexp a =</text:span></text:p>
            <text:p text:style-name="P2"><text:span text:style-name="T3"><text:s text:c="4"/></text:span><text:span text:style-name="T3">Nil |</text:span></text:p>
            <text:p text:style-name="P2"><text:span text:style-name="T3"><text:s text:c="4"/></text:span><text:span text:style-name="T3">Atom a |</text:span></text:p>
            <text:p text:style-name="P1"><text:span text:style-name="T3"><text:s text:c="4"/></text:span><text:span text:style-name="T3">Pair (Sexp a) (Sexp a)</text:span></text:p>
            <text:list text:continue-numbering="true" text:style-name="L2">
              <text:list-header>
                <text:p><text:span text:style-name="T4">where </text:span><text:span text:style-name="T5">a</text:span><text:span text:style-name="T4"> is the type of atomic data.</text:span></text:p>
              </text:list-header>
            </text:list>
          </draw:text-box>
        </draw:frame>
        <draw:frame presentation:style-name="pr9" draw:layer="layout" svg:width="13.653cm" svg:height="15.406cm" svg:x="12.954cm" svg:y="4.914cm" presentation:class="outline" presentation:user-transformed="true">
          <draw:text-box>
            <text:list text:style-name="L2">
              <text:list-item>
                <text:p>But the formulation on the left allows improper pairs, where the s-expression on the right is an atom.</text:p>
              </text:list-item>
              <text:list-item>
                <text:p>Improper pair notation: <text:span text:style-name="T3">(a . b)</text:span></text:p>
              </text:list-item>
              <text:list-item>
                <text:p>Alternatively, proper s-expressions:</text:p>
              </text:list-item>
            </text:list>
            <text:p text:style-name="P2"><text:span text:style-name="T3"><text:s text:c="4"/></text:span><text:span text:style-name="T3">data Sexp a =</text:span></text:p>
            <text:p text:style-name="P2"><text:span text:style-name="T3"><text:s text:c="6"/></text:span><text:span text:style-name="T3">Atom a | Liss [Sexp a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 Rules</text:p>
          </draw:text-box>
        </draw:frame>
        <draw:frame presentation:style-name="pr10" draw:layer="layout" svg:width="12.296cm" svg:height="14.925cm" svg:x="1.4cm" svg:y="4.914cm" presentation:class="outline" presentation:user-transformed="true">
          <draw:text-box>
            <text:list text:style-name="L2">
              <text:list-item>
                <text:p>The ability to form improper lists is more annoying than helpful.</text:p>
              </text:list-item>
              <text:list-item>
                <text:p>Need to handle improper case wherever you want to handle a list.</text:p>
              </text:list-item>
              <text:list-item>
                <text:p>But hard to avoid creating improper lists in a system without static types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The language I'm working on uses <text:span text:style-name="T2">proper</text:span> s-expressions as its initial syntax tre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f Course There's a Monad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You can make a monad for either formulation of s-expression in the obvious way.</text:p>
              </text:list-item>
              <text:list-item>
                <text:p>But flattening (joining) doesn't flatten the original tree structure.</text:p>
              </text:list-item>
              <text:list-item>
                <text:p>(The same is true of the Rose tree.)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It's not clear why you'd care about this.</text:p>
              </text:list-item>
              <text:list-item>
                <text:p>But, uh, Hask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1:<text:line-break/>Know Your Audi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 to the People</text:p>
          </draw:text-box>
        </draw:frame>
        <draw:frame presentation:style-name="pr11" draw:layer="layout" svg:width="12.296cm" svg:height="16.191cm" svg:x="1.341cm" svg:y="3.979cm" presentation:class="outline" presentation:user-transformed="true">
          <draw:text-box>
            <text:list text:style-name="L2">
              <text:list-item>
                <text:p>If I'm making up a programming language, I want it to be understandable by people like me (as of a few years ago, anyway).</text:p>
              </text:list-item>
              <text:list-item>
                <text:p>Someone who knows C, C++, or Java</text:p>
              </text:list-item>
              <text:list-item>
                <text:p>but not necessarily type theory or category theory.</text:p>
              </text:list-item>
            </text:list>
          </draw:text-box>
        </draw:frame>
        <draw:frame presentation:style-name="pr10" draw:layer="layout" svg:width="12.296cm" svg:height="14.925cm" svg:x="14.311cm" svg:y="4.826cm" presentation:class="outline" presentation:user-transformed="true">
          <draw:text-box>
            <text:list text:style-name="L2">
              <text:list-item>
                <text:p>It's frustrating to know you need to say something (<text:span text:style-name="T2">this list is never empty, these two lists have the same length</text:span>), but you can't express it in the type system.</text:p>
              </text:list-item>
              <text:list-item>
                <text:p>Could read the documentation</text:p>
              </text:list-item>
              <text:list-item>
                <text:p>but nobody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amethrowers for Five-Year-Olds</text:p>
          </draw:text-box>
        </draw:frame>
        <draw:frame presentation:style-name="pr5" draw:layer="layout" svg:width="12.296cm" svg:height="13.859cm" svg:x="1.322cm" svg:y="4.239cm" presentation:class="outline" presentation:user-transformed="true">
          <draw:text-box>
            <text:list text:style-name="L2">
              <text:list-item>
                <text:p>Existing dependently typed languages are aimed at mathematicians</text:p>
              </text:list-item>
              <text:list-item>
                <text:p>or at least programmers with a background in proof theory.</text:p>
              </text:list-item>
            </text:list>
          </draw:text-box>
        </draw:frame>
        <draw:frame presentation:style-name="pr12" draw:layer="layout" svg:width="12.296cm" svg:height="16.422cm" svg:x="14.233cm" svg:y="4.239cm" presentation:class="outline" presentation:user-transformed="true">
          <draw:text-box>
            <text:list text:style-name="L2">
              <text:list-item>
                <text:p>Can you really give a powerful type system to someone without a serious mathematical background?</text:p>
              </text:list-item>
              <text:list-item>
                <text:p>And expect them to understand it?</text:p>
              </text:list-item>
              <text:list-item>
                <text:p>Use it?</text:p>
              </text:list-item>
              <text:list-item>
                <text:p>Like it?</text:p>
              </text:list-item>
              <text:list-item>
                <text:p>Not hurt themselves?</text:p>
              </text:list-item>
              <text:list-item>
                <text:p>We'll se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ve the People What They Want</text:p>
          </draw:text-box>
        </draw:frame>
        <draw:frame presentation:style-name="pr13" draw:layer="layout" svg:width="12.296cm" svg:height="15.187cm" svg:x="1.4cm" svg:y="4.914cm" presentation:class="outline" presentation:user-transformed="true">
          <draw:text-box>
            <text:list text:style-name="L2">
              <text:list-item>
                <text:p>Mostly, what they want is refinement types:</text:p>
                <text:p><text:span text:style-name="T6">l: List String $ len l &gt; 0</text:span></text:p>
              </text:list-item>
              <text:list-item>
                <text:p><text:span text:style-name="T4">and some form of subtyping or implicit conversion (at least for refinements)</text:span></text:p>
              </text:list-item>
              <text:list-item>
                <text:p><text:span text:style-name="T4">and type/term inference where it's not too much trouble.</text:span></text:p>
              </text:list-item>
            </text:list>
          </draw:text-box>
        </draw:frame>
        <draw:frame presentation:style-name="pr11" draw:layer="layout" svg:width="12.296cm" svg:height="16.191cm" svg:x="14.311cm" svg:y="4.572cm" presentation:class="outline" presentation:user-transformed="true">
          <draw:text-box>
            <text:list text:style-name="L2">
              <text:list-item>
                <text:p>I expect refinements cover most of what typical programmers want for increased expressivity</text:p>
              </text:list-item>
              <text:list-item>
                <text:p>but in the end, probably need the whole ball of wax</text:p>
              </text:list-item>
              <text:list-item>
                <text:p>that is, general propositions and proofs via Curry-How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It's All in the Presentation</text:p>
          </draw:text-box>
        </draw:frame>
        <draw:frame presentation:style-name="pr15" draw:layer="layout" svg:width="12.296cm" svg:height="11.661cm" svg:x="1.42cm" svg:y="8.659cm" presentation:class="outline" presentation:user-transformed="true">
          <draw:text-box>
            <text:list text:style-name="L2">
              <text:list-item>
                <text:p>Part of the trick of persuading people who consider themselves practical programmers to use more powerful type systems: don't tell them how powerful the systems are.</text:p>
              </text:list-item>
            </text:list>
          </draw:text-box>
        </draw:frame>
        <draw:frame presentation:style-name="pr10" draw:layer="layout" svg:width="12.296cm" svg:height="14.925cm" svg:x="14.311cm" svg:y="4.914cm" presentation:class="outline" presentation:user-transformed="true">
          <draw:text-box>
            <text:list text:style-name="L2">
              <text:list-item>
                <text:p>Introduce programmers to a language by using it to do something (play Minesweeper, animate a bunch of dancing kittens)</text:p>
              </text:list-item>
              <text:list-item>
                <text:p><text:span text:style-name="T7">not prove something</text:span></text:p>
              </text:list-item>
              <text:list-item>
                <text:p><text:span text:style-name="T7">not demonstrate the versatility of category the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rogramming, Less Proving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You don't need to know a language completely to use it.</text:p>
              </text:list-item>
              <text:list-item>
                <text:p>You can teach complex concepts without telling people what they are.</text:p>
              </text:list-item>
              <text:list-item>
                <text:p>Unveil the really good stuff when people are ready for it.</text:p>
              </text:list-item>
            </text:list>
          </draw:text-box>
        </draw:frame>
        <draw:frame presentation:style-name="pr5" draw:layer="layout" svg:width="12.296cm" svg:height="13.859cm" svg:x="14.628cm" svg:y="5.132cm" presentation:class="outline" presentation:user-transformed="true">
          <draw:text-box>
            <text:list text:style-name="L2">
              <text:list-item>
                <text:p><text:span text:style-name="T8">“</text:span><text:span text:style-name="T8">Hello, World” &gt; “this diagram commutes”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2:<text:line-break/>Aesthetic Consider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ix Syntax without Keywords</text:p>
          </draw:text-box>
        </draw:frame>
        <draw:frame presentation:style-name="pr10" draw:layer="layout" svg:width="12.296cm" svg:height="14.925cm" svg:x="1.4cm" svg:y="4.914cm" presentation:class="outline" presentation:user-transformed="true">
          <draw:text-box>
            <text:list text:style-name="L2">
              <text:list-item>
                <text:p>I've come up with generic rules for infix syntax.</text:p>
              </text:list-item>
              <text:list-item>
                <text:p>The syntax rules define a translation to s-expressions, not a language.</text:p>
              </text:list-item>
              <text:list-item>
                <text:p>It's language-dependent how the language treats the s-expressions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Implemented: a logic programming language (like Prolog) that uses the syntax.</text:p>
              </text:list-item>
              <text:list-item>
                <text:p>Planned: a dependently typed language with first-class type refinem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perators</text:p>
          </draw:text-box>
        </draw:frame>
        <draw:frame presentation:style-name="pr16" draw:layer="layout" svg:width="12.296cm" svg:height="14.971cm" svg:x="1.4cm" svg:y="4.914cm" presentation:class="outline" presentation:user-transformed="true">
          <draw:text-box>
            <text:list text:style-name="L2">
              <text:list-item>
                <text:p>Three groupings of operators by precedence:</text:p>
                <text:list>
                  <text:list-item>
                    <text:p>Right-associative unary prefix (highest precedence)</text:p>
                  </text:list-item>
                  <text:list-item>
                    <text:p>Left-associative unary prefix</text:p>
                  </text:list-item>
                  <text:list-item>
                    <text:p>Left- and right-associative binary infix (lowest precedence)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Operator precedence and associativity are based only on the text of each operator (not declared).</text:p>
              </text:list-item>
              <text:list-item>
                <text:p>This makes grammar context-fre<text:span text:style-name="T4">e</text:span><text:span text:style-name="T8">—you can read code without tracking down the operator declar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Long Shadow of ASCII</text:p>
          </draw:text-box>
        </draw:frame>
        <draw:frame presentation:style-name="pr5" draw:layer="layout" svg:width="12.296cm" svg:height="13.859cm" svg:x="1.045cm" svg:y="4.48cm" presentation:class="outline" presentation:user-transformed="true">
          <draw:text-box>
            <text:list text:style-name="L2">
              <text:list-item>
                <text:p>I assume an aesthetic preference for ASCII operators.</text:p>
              </text:list-item>
              <text:list-item>
                <text:p>Unicode is beautiful, but often visually ambiguous and still too poorly supported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You can use arbitrary Unicode punctuation characters in operators, but there is no default precedence if an infix operator doesn't start with an ASCII character (use parentheses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Syntax Rules</text:p>
          </draw:text-box>
        </draw:frame>
        <draw:frame presentation:style-name="pr17" draw:layer="layout" svg:width="12.296cm" svg:height="14.426cm" svg:x="1.4cm" svg:y="4.914cm" presentation:class="outline" presentation:user-transformed="true">
          <draw:text-box>
            <text:list text:style-name="L2">
              <text:list-item>
                <text:p>Right-associative prefix operators begin with a backquote.</text:p>
              </text:list-item>
              <text:list-item>
                <text:p>Left-associative prefix operators begin with an alphanumeric character. They don't need to have operands, so they can be used as operands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Infix operators start with punctuation characters (basically anything that's not alphanumeric, whitespace, or a delimiter like parentheses or quotation marks).</text:p>
              </text:list-item>
              <text:list-item>
                <text:p>Example: <text:span text:style-name="T3">`-2 * cos 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508cm" presentation:class="title" presentation:user-transformed="true">
          <draw:text-box>
            <text:p>Binary Operator Precedence<text:line-break/>and Associativity</text:p>
          </draw:text-box>
        </draw:frame>
        <draw:frame presentation:style-name="pr18" draw:text-style-name="P5" draw:layer="layout" svg:width="2.41cm" svg:height="16.112cm" svg:x="1.4cm" svg:y="4.064cm" presentation:class="outline" presentation:user-transformed="true">
          <draw:text-box>
            <text:p text:style-name="P4"><text:span text:style-name="T9">;</text:span></text:p>
            <text:p text:style-name="P4"><text:span text:style-name="T9">~</text:span></text:p>
            <text:p text:style-name="P4"><text:span text:style-name="T9">|</text:span></text:p>
            <text:p text:style-name="P4"><text:span text:style-name="T9">$</text:span></text:p>
            <text:p text:style-name="P4"><text:span text:style-name="T9">\</text:span></text:p>
            <text:p text:style-name="P4"><text:span text:style-name="T9">,</text:span></text:p>
            <text:p text:style-name="P4"><text:span text:style-name="T9">:</text:span></text:p>
            <text:p text:style-name="P4"><text:span text:style-name="T9">?</text:span></text:p>
            <text:p text:style-name="P4"><text:span text:style-name="T9">&amp;</text:span></text:p>
            <text:p text:style-name="P4"><text:span text:style-name="T9">!</text:span></text:p>
            <text:p text:style-name="P4"><text:span text:style-name="T9">&lt; = &gt;</text:span></text:p>
            <text:p text:style-name="P4"><text:span text:style-name="T9">#</text:span></text:p>
            <text:p text:style-name="P4"><text:span text:style-name="T9">+ -</text:span></text:p>
            <text:p text:style-name="P4"><text:span text:style-name="T9">* / %</text:span></text:p>
            <text:p text:style-name="P4"><text:span text:style-name="T9">^</text:span></text:p>
            <text:p text:style-name="P4"><text:span text:style-name="T10">`</text:span></text:p>
            <text:p text:style-name="P4"><text:span text:style-name="T10">@</text:span></text:p>
            <text:p text:style-name="P4"><text:span text:style-name="T10">.</text:span></text:p>
          </draw:text-box>
        </draw:frame>
        <draw:frame presentation:style-name="pr19" draw:layer="layout" svg:width="22.86cm" svg:height="16.002cm" svg:x="4.672cm" svg:y="4.318cm" presentation:class="outline" presentation:user-transformed="true">
          <draw:text-box>
            <text:list text:style-name="L2">
              <text:list-item>
                <text:p>Binary operator precedence is determined by the operator's first character.</text:p>
              </text:list-item>
              <text:list-item>
                <text:p>To the left are precedence groups from lowest to highest.</text:p>
              </text:list-item>
              <text:list-item>
                <text:p>An operator is right-associative if it <text:span text:style-name="T11">ends</text:span> with one of:</text:p>
              </text:list-item>
            </text:list>
            <text:p text:style-name="P6"><text:span text:style-name="T3">; <text:s/>~ <text:s/>| <text:s/>\ <text:s/>, <text:s/>: <text:s/>? <text:s/>&amp; <text:s/>! <text:s/>^</text:span></text:p>
            <text:list text:continue-numbering="true" text:style-name="L2">
              <text:list-item>
                <text:p>A left-associative unary operator prefixed with backquote turns into a binary operator with the precedence shown for <text:span text:style-name="T3">`</text:span> (example: <text:span text:style-name="T3">a `or b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layer="layout" svg:width="11.808cm" svg:height="3.506cm" svg:x="1.4cm" svg:y="0.837cm" presentation:class="title" presentation:user-transformed="true">
          <draw:text-box>
            <text:p>Groupers</text:p>
          </draw:text-box>
        </draw:frame>
        <draw:frame presentation:style-name="pr20" draw:layer="layout" svg:width="12.296cm" svg:height="16.622cm" svg:x="1.4cm" svg:y="4.064cm" presentation:class="outline" presentation:user-transformed="true">
          <draw:text-box>
            <text:list text:style-name="L2">
              <text:list-item>
                <text:p>Subexpressions can be grouped in <text:span text:style-name="T3">( )</text:span>, <text:span text:style-name="T3">[ ]</text:span>, or <text:span text:style-name="T3">{ }</text:span>.</text:p>
              </text:list-item>
              <text:list-item>
                <text:p>Parentheses just control precedence.</text:p>
              </text:list-item>
              <text:list-item>
                <text:p>Square brackets contain whitespace-separated lists of expressions (operators are not special). Example:</text:p>
                <text:p text:style-name="P6"><text:span text:style-name="T3">[1 2 3 + a b c ?] <text:s/></text:span></text:p>
              </text:list-item>
            </text:list>
          </draw:text-box>
        </draw:frame>
        <draw:frame presentation:style-name="pr17" draw:layer="layout" svg:width="12.867cm" svg:height="14.426cm" svg:x="14.311cm" svg:y="5.334cm" presentation:class="outline" presentation:user-transformed="true">
          <draw:text-box>
            <text:list text:style-name="L2">
              <text:list-item>
                <text:p>Semicolons are inferred between curly braces when a newline occurs between left-associative unaries (idea stolen from Scala).</text:p>
              </text:list-item>
              <text:list-item>
                <text:p>Semicolons are expected to separate declarations or statem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space: The Final Frontier</text:p>
          </draw:text-box>
        </draw:frame>
        <draw:frame presentation:style-name="pr21" draw:layer="layout" svg:width="12.296cm" svg:height="16.123cm" svg:x="1.4cm" svg:y="4.572cm" presentation:class="outline" presentation:user-transformed="true">
          <draw:text-box>
            <text:list text:style-name="L2">
              <text:list-item>
                <text:p>Another way of grouping expressions is to omit whitespace within them (when surrounding expressions contain whitespace).</text:p>
              </text:list-item>
              <text:list-item>
                <text:p>People do this informally in other languages to show precedence:</text:p>
              </text:list-item>
            </text:list>
            <text:p text:style-name="P6"><text:span text:style-name="T3">a + b*c</text:span></text:p>
          </draw:text-box>
        </draw:frame>
        <draw:frame presentation:style-name="pr22" draw:layer="layout" svg:width="12.296cm" svg:height="14.022cm" svg:x="14.311cm" svg:y="4.914cm" presentation:class="outline" presentation:user-transformed="true">
          <draw:text-box>
            <text:list text:style-name="L2">
              <text:list-item>
                <text:p>The rule is that an infix operator with no whitespace on either side, or a prefix operator with no space following, binds tighter:</text:p>
              </text:list-item>
            </text:list>
            <text:p text:style-name="P6"><text:span text:style-name="T3">a+b * c</text:span></text:p>
            <text:list text:continue-numbering="true" text:style-name="L2">
              <text:list-header>
                <text:p>is equivalent to:</text:p>
              </text:list-header>
            </text:list>
            <text:p text:style-name="P6"><text:span text:style-name="T3">(a + b) *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4" draw:layer="layout" svg:width="20.815cm" svg:height="3.506cm" svg:x="5.784cm" svg:y="0.508cm" presentation:class="title" presentation:user-transformed="true">
          <draw:text-box>
            <text:p>The Big Four Operators</text:p>
          </draw:text-box>
        </draw:frame>
        <draw:frame draw:style-name="standard" draw:layer="layout" svg:width="23.91cm" svg:height="8.992cm" svg:x="1.348cm" svg:y="4.426cm" presentation:class="table" presentation:user-transformed="true">
          <table:table table:template-name="gray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12">Term</text:span></text:p>
              </table:table-cell>
              <table:table-cell>
                <text:p text:style-name="P6"><text:span text:style-name="T12">Type</text:span></text:p>
              </table:table-cell>
            </table:table-row>
            <table:table-row table:style-name="ro1" table:default-cell-style-name="ce3">
              <table:table-cell table:style-name="ce2">
                <text:p text:style-name="P6"><text:span text:style-name="T12">Function</text:span></text:p>
              </table:table-cell>
              <table:table-cell>
                <text:p text:style-name="P6"><text:span text:style-name="T5">var</text:span><text:span text:style-name="T13">\</text:span><text:span text:style-name="T5"> body</text:span></text:p>
                <text:p text:style-name="P6"><text:span text:style-name="T5">(v: T)\ body</text:span></text:p>
              </table:table-cell>
              <table:table-cell>
                <text:p text:style-name="P6"><text:span text:style-name="T5">In</text:span><text:span text:style-name="T13">?</text:span><text:span text:style-name="T5"> Out</text:span></text:p>
                <text:p text:style-name="P6"><text:span text:style-name="T5">(a: A)? B a</text:span></text:p>
              </table:table-cell>
            </table:table-row>
            <table:table-row table:style-name="ro1">
              <table:table-cell table:style-name="ce2">
                <text:p text:style-name="P6"><text:span text:style-name="T12">Conjunction</text:span></text:p>
                <text:p text:style-name="P6"><text:span text:style-name="T12">(Tuple)</text:span></text:p>
              </table:table-cell>
              <table:table-cell table:style-name="ce4">
                <text:p text:style-name="P6"><text:span text:style-name="T5">first</text:span><text:span text:style-name="T13">,</text:span><text:span text:style-name="T5"> second</text:span></text:p>
              </table:table-cell>
              <table:table-cell table:style-name="ce3">
                <text:p text:style-name="P6"><text:span text:style-name="T5">A </text:span><text:span text:style-name="T13">&amp;</text:span><text:span text:style-name="T5"> B</text:span></text:p>
                <text:p text:style-name="P6"><text:span text:style-name="T5">(a: A) &amp; B 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3" draw:layer="layout" svg:width="25.4cm" svg:height="6.83cm" svg:x="1.524cm" svg:y="13.97cm" presentation:class="outline" presentation:user-transformed="true">
          <draw:text-box>
            <text:list text:style-name="L2">
              <text:list-item>
                <text:p>Commonly used operators from type theory are single-ASCII-character infix.</text:p>
              </text:list-item>
              <text:list-item>
                <text:p>Where's disjunction? Less commonly used, may come in more than one variety, and there's more than one constructor for ter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3:<text:line-break/>Type Theory in a Big Fat Hurry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Usual Suspects,<text:line-break/>Type-Theoretically</text:p>
          </draw:text-box>
        </draw:frame>
        <draw:frame presentation:style-name="pr24" draw:layer="layout" svg:width="27.238cm" svg:height="15.24cm" svg:x="0.762cm" svg:y="4.572cm" presentation:class="outline" presentation:user-transformed="true">
          <draw:text-box>
            <text:list text:style-name="L2">
              <text:list-item>
                <text:p>Intuitionistic type theory, originally developed by logicians (not programmers), has a number of variants known by a variety of names.</text:p>
              </text:list-item>
              <text:list-item>
                <text:p>Uses dependent types and implements a constructive logic (no law of excluded middle).</text:p>
              </text:list-item>
              <text:list-item>
                <text:p>Dependent function types:</text:p>
              </text:list-item>
            </text:list>
            <text:p text:style-name="P6"><text:span text:style-name="T14">(++): (a: Type)? (m n: Nat)? Vec a m? Vec a n? Vec a (m + n)</text:span></text:p>
            <text:list text:continue-numbering="true" text:style-name="L2">
              <text:list-item>
                <text:p>Dependent pair (product) types:</text:p>
              </text:list-item>
            </text:list>
            <text:p text:style-name="P4"><text:span text:style-name="T15">A: Type <text:s text:c="7"/>a: A <text:s text:c="7"/>B: A? Type <text:s text:c="7"/>b: B a</text:span></text:p>
            <text:p text:style-name="P4"><text:span text:style-name="T14">a,b: (a: A) &amp; B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Other More-or-Less Standard<text:line-break/>Built-In Data Types</text:p>
          </draw:text-box>
        </draw:frame>
        <draw:frame presentation:style-name="pr2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3">0</text:span> or <text:span text:style-name="T3">False</text:span> or <text:span text:style-name="T3">⊥</text:span>: the empty type (has no constructors).</text:p>
              </text:list-item>
              <text:list-item>
                <text:p><text:span text:style-name="T3">1</text:span> or <text:span text:style-name="T3">True</text:span> or <text:span text:style-name="T3">Unit</text:span>: the type with just one constructor.</text:p>
              </text:list-item>
              <text:list-item>
                <text:p><text:span text:style-name="T3">2</text:span> or <text:span text:style-name="T3">Boolean</text:span>: the type with two constructors.</text:p>
              </text:list-item>
            </text:list>
          </draw:text-box>
        </draw:frame>
        <draw:frame presentation:style-name="pr26" draw:layer="layout" svg:width="12.296cm" svg:height="14.323cm" svg:x="14.311cm" svg:y="4.914cm" presentation:class="outline" presentation:user-transformed="true">
          <draw:text-box>
            <text:list text:style-name="L2">
              <text:list-item>
                <text:p>Coproduct (sum, disjunction, tagged union, <text:span text:style-name="T3">Either</text:span>) types:</text:p>
                <text:list>
                  <text:list-item>
                    <text:p><text:span text:style-name="T16">Left a: A \/ B</text:span></text:p>
                  </text:list-item>
                  <text:list-item>
                    <text:p><text:span text:style-name="T16">Right b: A \/ B</text:span></text:p>
                  </text:list-item>
                </text:list>
              </text:list-item>
              <text:list-item>
                <text:p><text:span text:style-name="T4">Natural numbers (constructors: zero and successor).</text:span></text:p>
              </text:list-item>
              <text:list-item>
                <text:p><text:span text:style-name="T17">W</text:span><text:span text:style-name="T4">-types (indexed inductive type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ckier Types</text:p>
          </draw:text-box>
        </draw:frame>
        <draw:frame presentation:style-name="pr27" draw:layer="layout" svg:width="12.296cm" svg:height="15.584cm" svg:x="1.4cm" svg:y="4.914cm" presentation:class="outline" presentation:user-transformed="true">
          <draw:text-box>
            <text:list text:style-name="L2">
              <text:list-item>
                <text:p>Propositions: like data types, but less so.</text:p>
              </text:list-item>
              <text:list-item>
                <text:p>Equality types: the type of <text:span text:style-name="T2">propositions</text:span> that two things are equal:</text:p>
                <text:p><text:span text:style-name="T3">a =</text:span><text:span text:style-name="T18">A</text:span><text:span text:style-name="T3"> b</text:span><text:span text:style-name="T4"> <text:s text:c="3"/>or <text:s text:c="3"/></text:span><text:span text:style-name="T3">Id</text:span><text:span text:style-name="T18">A</text:span><text:span text:style-name="T3">(a,b)</text:span></text:p>
              </text:list-item>
              <text:list-item>
                <text:p><text:span text:style-name="T4">Equalities are a world of trouble, or fun (see Homotopy Type Theory).</text:span></text:p>
              </text:list-item>
            </text:list>
          </draw:text-box>
        </draw:frame>
        <draw:frame presentation:style-name="pr28" draw:layer="layout" svg:width="12.296cm" svg:height="15.085cm" svg:x="14.311cm" svg:y="4.914cm" presentation:class="outline" presentation:user-transformed="true">
          <draw:text-box>
            <text:list text:style-name="L2">
              <text:list-item>
                <text:p>Universe types: <text:span text:style-name="T19">U</text:span><text:span text:style-name="T18">n</text:span></text:p>
              </text:list-item>
              <text:list-item>
                <text:p><text:span text:style-name="T20">If you decide that the type of types (</text:span><text:span text:style-name="T21">Type</text:span><text:span text:style-name="T20">) is an element of itself, you run into paradoxes.</text:span></text:p>
              </text:list-item>
              <text:list-item>
                <text:p><text:span text:style-name="T20">You can fix the paradoxes by making types at one level belong to the next higher leve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y and Howard<text:line-break/>and Their Famous Correspondence</text:p>
          </draw:text-box>
        </draw:frame>
        <draw:frame presentation:style-name="pr29" draw:layer="layout" svg:width="16.764cm" svg:height="8.342cm" svg:x="0.508cm" svg:y="11.938cm" presentation:class="outline" presentation:user-transformed="true">
          <draw:text-box>
            <text:list text:style-name="L2">
              <text:list-item>
                <text:p>A type can be understood as a logical proposition. Values of the type are proofs of the proposition.</text:p>
              </text:list-item>
              <text:list-item>
                <text:p>Function types represent predicates or implications.</text:p>
              </text:list-item>
            </text:list>
          </draw:text-box>
        </draw:frame>
        <draw:frame presentation:style-name="pr30" draw:text-style-name="P7" draw:layer="layout" svg:width="9.652cm" svg:height="5.911cm" svg:x="0.254cm" svg:y="5.08cm" presentation:class="outline" presentation:user-transformed="true">
          <draw:text-box>
            <text:p text:style-name="P2"><text:span text:style-name="T22">Dear Dr. Curry,</text:span></text:p>
            <text:p text:style-name="P2"><text:span text:style-name="T22">I'm your #1 fan! Please write me back!</text:span></text:p>
            <text:p text:style-name="P2"><text:span text:style-name="T22">Sincerely,</text:span></text:p>
            <text:p text:style-name="P2"><text:span text:style-name="T22">William Alvin Howard</text:span></text:p>
          </draw:text-box>
        </draw:frame>
        <draw:frame presentation:style-name="pr31" draw:layer="layout" svg:width="16.51cm" svg:height="4.064cm" svg:x="10.922cm" svg:y="5.842cm" presentation:class="outline" presentation:user-transformed="true">
          <draw:text-box>
            <text:list text:style-name="L2">
              <text:list-item>
                <text:p>Curry and Howard were among a number of logicians who figured this out.</text:p>
              </text:list-item>
            </text:list>
          </draw:text-box>
        </draw:frame>
        <draw:frame presentation:style-name="pr32" draw:text-style-name="P7" draw:layer="layout" svg:width="9.756cm" svg:height="8.275cm" svg:x="17.93cm" svg:y="12.553cm" presentation:class="outline" presentation:user-transformed="true">
          <draw:text-box>
            <text:p text:style-name="P2"><text:span text:style-name="T22">Dear Dr. Howard,</text:span></text:p>
            <text:p text:style-name="P2"><text:span text:style-name="T22">What do you want? If you can't say something constructive, just go away!</text:span></text:p>
            <text:p text:style-name="P2"><text:span text:style-name="T22">Sincerely,</text:span></text:p>
            <text:p text:style-name="P2"><text:span text:style-name="T22">Haskell Cur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ctive Principles</text:p>
          </draw:text-box>
        </draw:frame>
        <draw:frame presentation:style-name="pr33" draw:layer="layout" svg:width="13.462cm" svg:height="16.256cm" svg:x="0.35cm" svg:y="4.064cm" presentation:class="outline" presentation:user-transformed="true">
          <draw:text-box>
            <text:list text:style-name="L2">
              <text:list-item>
                <text:p>Each type comes with introduction (type constructor) and elimination rules.</text:p>
              </text:list-item>
              <text:list-item>
                <text:p>The elimination rules take the form of inductive principles, that is, magic functions that recurse (dependently) on values of the type. They are the <text:span text:style-name="T2">only</text:span> way to do recursion.</text:p>
              </text:list-item>
            </text:list>
          </draw:text-box>
        </draw:frame>
        <draw:frame presentation:style-name="pr34" draw:text-style-name="P1" draw:layer="layout" svg:width="14.224cm" svg:height="16.508cm" svg:x="13.699cm" svg:y="3.988cm" presentation:class="outline" presentation:user-transformed="true">
          <draw:text-box>
            <text:list text:style-name="L2">
              <text:list-item>
                <text:p text:style-name="P1">For example, the type of the inductive principle for <text:span text:style-name="T3">Nat</text:span> (the natural numbers) looks like:</text:p>
              </text:list-item>
            </text:list>
            <text:p text:style-name="P2"><text:span text:style-name="T3"><text:s text:c="4"/></text:span><text:span text:style-name="T3">(P: Nat? Type)?</text:span></text:p>
            <text:p text:style-name="P2"><text:span text:style-name="T3"><text:s text:c="6"/></text:span><text:span text:style-name="T3">P 0?</text:span></text:p>
            <text:p text:style-name="P2"><text:span text:style-name="T3"><text:s text:c="6"/></text:span><text:span text:style-name="T3">((n: Nat)? P n? P (S n))?</text:span></text:p>
            <text:p text:style-name="P1"><text:span text:style-name="T3"><text:s text:c="6"/></text:span><text:span text:style-name="T3">((n: Nat)? P n)</text:span></text:p>
            <text:list text:continue-numbering="true" text:style-name="L2">
              <text:list-header>
                <text:p text:style-name="P1"><text:span text:style-name="T4">where </text:span><text:span text:style-name="T3">Type</text:span><text:span text:style-name="T4"> is an abbreviation for some </text:span><text:span text:style-name="T23">U</text:span><text:span text:style-name="T18">n</text:span><text:span text:style-name="T4">, and </text:span><text:span text:style-name="T3">0</text:span><text:span text:style-name="T4"> and </text:span><text:span text:style-name="T3">S</text:span><text:span text:style-name="T4"> are </text:span><text:span text:style-name="T3">Nat</text:span><text:span text:style-name="T4">'s constructor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6" draw:layer="layout" svg:width="25.199cm" svg:height="5.209cm" svg:x="1.4cm" svg:y="0.633cm" presentation:class="title" presentation:user-transformed="true">
          <draw:text-box>
            <text:p>Part 4:<text:line-break/>Wait, What?<text:line-break/>Why Type Theory Is a Li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... But...</text:p>
          </draw:text-box>
        </draw:frame>
        <draw:frame presentation:style-name="pr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You may have noticed that this presentation of type theory doesn't look like any programming language you're used to (even a language that uses dependent types)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The theory that underlies <text:span text:style-name="T24">usable</text:span> programming languages differs in several respects from what mathematicians like to think of as type theor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ctive Types</text:p>
          </draw:text-box>
        </draw:frame>
        <draw:frame presentation:style-name="pr35" draw:layer="layout" svg:width="12.296cm" svg:height="15.692cm" svg:x="1.4cm" svg:y="4.914cm" presentation:class="outline" presentation:user-transformed="true">
          <draw:text-box>
            <text:list text:style-name="L2">
              <text:list-item>
                <text:p>Real languages don't just have built-in types; they let you define your own types.</text:p>
              </text:list-item>
              <text:list-item>
                <text:p>“Inductive types” is the usual name for the generalization of algebraic data types (sums of product types, like Haskell's) to dependent types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The mathematical type theory types I presented earlier can be used to construct types isomorphic to inductive types.</text:p>
              </text:list-item>
              <text:list-item>
                <text:p>But two isomorphic inductive types are not usually considered equ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>
        <office:forms form:automatic-focus="false" form:apply-design-mode="false"/>
        <draw:frame presentation:style-name="pr36" draw:layer="layout" svg:width="26.416cm" svg:height="4.318cm" svg:x="0.762cm" svg:y="0.254cm" presentation:class="title" presentation:user-transformed="true">
          <draw:text-box>
            <text:p>Pattern Matching<text:line-break/>vs. Inductive Principles</text:p>
          </draw:text-box>
        </draw:frame>
        <draw:frame presentation:style-name="pr11" draw:layer="layout" svg:width="18.034cm" svg:height="16.191cm" svg:x="0.508cm" svg:y="4.572cm" presentation:class="outline" presentation:user-transformed="true">
          <draw:text-box>
            <text:list text:style-name="L2">
              <text:list-item>
                <text:p>No real language makes you program in raw inductive principles.</text:p>
              </text:list-item>
              <text:list-item>
                <text:p>Instead, you can pattern-match on inductive type values. This is more flexible and less dependent on the exact phrasing of an inductive principle.</text:p>
              </text:list-item>
              <text:list-item>
                <text:p>Inductive principles (used in proofs) in tools like Coq are defined in terms of pattern matching. </text:p>
              </text:list-item>
            </text:list>
          </draw:text-box>
        </draw:frame>
        <draw:frame presentation:style-name="pr37" draw:layer="layout" svg:width="9.144cm" svg:height="6.831cm" svg:x="18.034cm" svg:y="4.345cm" presentation:class="outline" presentation:user-transformed="true">
          <draw:text-box>
            <text:list text:style-name="L2">
              <text:list-item>
                <text:p>Coq inductive principles are correct because they typeche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l Recursion<text:line-break/>and Function Termination Checks</text:p>
          </draw:text-box>
        </draw:frame>
        <draw:frame presentation:style-name="pr10" draw:layer="layout" svg:width="12.296cm" svg:height="14.925cm" svg:x="1.4cm" svg:y="4.914cm" presentation:class="outline" presentation:user-transformed="true">
          <draw:text-box>
            <text:list text:style-name="L2">
              <text:list-item>
                <text:p>Induction principles are functions that are guaranteed to terminate.</text:p>
              </text:list-item>
              <text:list-item>
                <text:p>Real languages let you combine pattern matching with general recursion.</text:p>
              </text:list-item>
              <text:list-item>
                <text:p>General recursion isn't guaranteed to terminate.</text:p>
              </text:list-item>
            </text:list>
          </draw:text-box>
        </draw:frame>
        <draw:frame presentation:style-name="pr17" draw:layer="layout" svg:width="12.296cm" svg:height="14.426cm" svg:x="14.311cm" svg:y="4.914cm" presentation:class="outline" presentation:user-transformed="true">
          <draw:text-box>
            <text:list text:style-name="L2">
              <text:list-item>
                <text:p>But a function that doesn't terminate is not a valid proof of an an implication (so isn't a valid element of its function type).</text:p>
              </text:list-item>
              <text:list-item>
                <text:p>Need to combine general recursion with a termination check (usually that an argument decreas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ict Positivity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It turns out that if an inductive type constructor parameter type includes the type being defined as an input, you can use it to create functions that recurse indefinitely.</text:p>
              </text:list-item>
            </text:list>
          </draw:text-box>
        </draw:frame>
        <draw:frame presentation:style-name="pr38" draw:layer="layout" svg:width="12.296cm" svg:height="7.089cm" svg:x="14.311cm" svg:y="12.192cm" presentation:class="outline" presentation:user-transformed="true">
          <draw:text-box>
            <text:list text:style-name="L2">
              <text:list-item>
                <text:p>So the type being defined is not allowed in that position. This is called the “strict positivity” constrai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verse Polymorphism</text:p>
          </draw:text-box>
        </draw:frame>
        <draw:frame presentation:style-name="pr39" draw:layer="layout" svg:width="12.296cm" svg:height="14.586cm" svg:x="1.4cm" svg:y="4.914cm" presentation:class="outline" presentation:user-transformed="true">
          <draw:text-box>
            <text:list text:style-name="L2">
              <text:list-item>
                <text:p>I said before that there isn't really a single type of types, but a hierarchy of type universes of different levels, <text:span text:style-name="T23">U</text:span><text:span text:style-name="T18">n</text:span>.</text:p>
              </text:list-item>
              <text:list-item>
                <text:p>You often want polymorphism in universe levels, but it's a pain to do it explicitly.</text:p>
              </text:list-item>
            </text:list>
          </draw:text-box>
        </draw:frame>
        <draw:frame presentation:style-name="pr40" draw:layer="layout" svg:width="12.911cm" svg:height="15.193cm" svg:x="13.696cm" svg:y="4.914cm" presentation:class="outline" presentation:user-transformed="true">
          <draw:text-box>
            <text:list text:style-name="L2">
              <text:list-item>
                <text:p>Many programming languages provide universe polymorphism by default. You can pretend that there's a single type of types (often named <text:span text:style-name="T3">Type</text:span>), and the language automatically figures out what universe level to use (or complains if no such level exist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itons and the<text:line-break/>Paradoxes That Aren't</text:p>
          </draw:text-box>
        </draw:frame>
        <draw:frame presentation:style-name="pr39" draw:layer="layout" svg:width="12.296cm" svg:height="14.586cm" svg:x="1.4cm" svg:y="4.914cm" presentation:class="outline" presentation:user-transformed="true">
          <draw:text-box>
            <text:list text:style-name="L2">
              <text:list-item>
                <text:p>In addition to the predicative data type universes <text:span text:style-name="T23">U</text:span><text:span text:style-name="T18">n</text:span>, some languages also provide an impredicative universe of propositions (often named <text:span text:style-name="T3">Prop</text:span>).</text:p>
              </text:list-item>
              <text:list-item>
                <text:p>Propositions have just one level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A proposition about propositions is just a proposition, not a proposition at the next higher level.</text:p>
              </text:list-item>
              <text:list-item>
                <text:p>Paradoxes don't occur because you can't pattern match on a proposition val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5:<text:line-break/>Language Design in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Thing at a Time</text:p>
          </draw:text-box>
        </draw:frame>
        <draw:frame presentation:style-name="pr5" draw:layer="layout" svg:width="12.68cm" svg:height="13.859cm" svg:x="1.016cm" svg:y="4.572cm" presentation:class="outline" presentation:user-transformed="true">
          <draw:text-box>
            <text:list text:style-name="L2">
              <text:list-item>
                <text:p>Doing everything at once is as bad an idea in software as in the rest of life.</text:p>
              </text:list-item>
            </text:list>
          </draw:text-box>
        </draw:frame>
        <draw:frame presentation:style-name="pr5" draw:layer="layout" svg:width="12.954cm" svg:height="13.859cm" svg:x="13.97cm" svg:y="4.572cm" presentation:class="outline" presentation:user-transformed="true">
          <draw:text-box>
            <text:list text:style-name="L2">
              <text:list-item>
                <text:p>So compile a language in phases (at least conceptually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4" draw:layer="layout" svg:width="20.444cm" svg:height="3.506cm" svg:x="1.4cm" svg:y="0.837cm" presentation:class="title" presentation:user-transformed="true">
          <draw:text-box>
            <text:p>A Language Built in Layers</text:p>
          </draw:text-box>
        </draw:frame>
        <draw:frame draw:style-name="standard" draw:layer="layout" svg:width="25.198cm" svg:height="15.65cm" svg:x="1.617cm" svg:y="4.939cm" presentation:class="table" presentation:user-transformed="true">
          <table:table table:template-name="bw">
            <table:table-column table:style-name="co4"/>
            <table:table-column table:style-name="co5"/>
            <table:table-row table:style-name="ro1">
              <table:table-cell table:style-name="ce5">
                <text:p><text:span text:style-name="T25">source (with infix operators)</text:span></text:p>
              </table:table-cell>
              <table:table-cell table:style-name="ce6">
                <text:p text:style-name="P8"><text:span text:style-name="T26">⇒ </text:span><text:span text:style-name="T26">s-expressions</text:span></text:p>
              </table:table-cell>
            </table:table-row>
            <table:table-row table:style-name="ro1">
              <table:table-cell table:style-name="ce5">
                <text:p><text:span text:style-name="T25">s-expressions</text:span></text:p>
              </table:table-cell>
              <table:table-cell table:style-name="ce7">
                <text:p text:style-name="P8"><text:span text:style-name="T27">⇒ </text:span><text:span text:style-name="T27">s-expressions (macros)</text:span></text:p>
              </table:table-cell>
            </table:table-row>
            <table:table-row table:style-name="ro1">
              <table:table-cell table:style-name="ce5">
                <text:p><text:span text:style-name="T25">s-expressions</text:span></text:p>
              </table:table-cell>
              <table:table-cell table:style-name="ce6">
                <text:p text:style-name="P8"><text:span text:style-name="T27">⇒ </text:span><text:span text:style-name="T27">typed intermediate language with named variables (more macros)</text:span></text:p>
              </table:table-cell>
            </table:table-row>
            <table:table-row table:style-name="ro1">
              <table:table-cell table:style-name="ce5">
                <text:p><text:span text:style-name="T25">typed intermediate language with named variables</text:span></text:p>
              </table:table-cell>
              <table:table-cell table:style-name="ce6">
                <text:p text:style-name="P8"><text:span text:style-name="T27">⇒ </text:span><text:span text:style-name="T27">typed intermediate language with DeBruijn indices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7">typed intermediate language with DeBruijn indices</text:span></text:p>
              </table:table-cell>
              <table:table-cell>
                <text:p text:style-name="P8"><text:span text:style-name="T27">⇒ </text:span><text:span text:style-name="T27">typed intermediate language with DeBruijn indices (typechecking and inference)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7">typed intermediate language with DeBruijn indices</text:span></text:p>
              </table:table-cell>
              <table:table-cell>
                <text:p text:style-name="P8"><text:span text:style-name="T27">⇒ </text:span><text:span text:style-name="T27">untyped lambda calculus (augmented with type information as necessary for reflection/pattern matching)</text:span></text:p>
              </table:table-cell>
            </table:table-row>
            <table:table-row table:style-name="ro1">
              <table:table-cell table:style-name="ce5">
                <text:p><text:span text:style-name="T25">untyped lambda calculus</text:span></text:p>
              </table:table-cell>
              <table:table-cell table:style-name="ce6">
                <text:p text:style-name="P8"><text:span text:style-name="T27">⇒ </text:span><text:span text:style-name="T27">interpreted, or compiled to machine co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41" draw:layer="layout" svg:width="25.199cm" svg:height="2.84cm" svg:x="1.4cm" svg:y="0.837cm" presentation:class="title" presentation:user-transformed="true">
          <draw:text-box>
            <text:p>A Type System Built in Layers</text:p>
          </draw:text-box>
        </draw:frame>
        <draw:frame presentation:style-name="pr17" draw:layer="layout" svg:width="12.296cm" svg:height="14.426cm" svg:x="1.4cm" svg:y="4.914cm" presentation:class="outline" presentation:user-transformed="true">
          <draw:text-box>
            <text:list text:style-name="L2">
              <text:list-item>
                <text:p>If you start loading up a type system with novel features, it can be hard to figure out whether it's consistent.</text:p>
              </text:list-item>
              <text:list-item>
                <text:p>Idea: incrementally translate a more complicated type system into one that's well understood.</text:p>
              </text:list-item>
            </text:list>
          </draw:text-box>
        </draw:frame>
        <draw:frame draw:style-name="standard" draw:layer="layout" svg:width="13.206cm" svg:height="10.514cm" svg:x="14.013cm" svg:y="3.677cm">
          <table:table table:template-name="earth" table:use-banding-rows-styles="true">
            <table:table-column table:style-name="co6"/>
            <table:table-row table:style-name="ro2">
              <table:table-cell table:style-name="ce8">
                <text:p text:style-name="P6">Program with refinements, subtyping, inference</text:p>
              </table:table-cell>
            </table:table-row>
            <table:table-row table:style-name="ro3">
              <table:table-cell table:style-name="ce9">
                <text:p text:style-name="P6"><text:span text:style-name="T28">↓</text:span><text:span text:style-name="T29"> </text:span><text:span text:style-name="T2">Convert refinements to dependent pairs</text:span></text:p>
              </table:table-cell>
            </table:table-row>
            <table:table-row table:style-name="ro3">
              <table:table-cell table:style-name="ce8">
                <text:p text:style-name="P6">Program with subtyping and inference</text:p>
              </table:table-cell>
            </table:table-row>
            <table:table-row table:style-name="ro3">
              <table:table-cell table:style-name="ce10">
                <text:p text:style-name="P6"><text:span text:style-name="T30">↓</text:span><text:span text:style-name="T31"> </text:span><text:span text:style-name="T2"><text:s/></text:span><text:span text:style-name="T2">Insert coercions to subtypes</text:span></text:p>
              </table:table-cell>
            </table:table-row>
            <table:table-row table:style-name="ro3">
              <table:table-cell table:style-name="ce8">
                <text:p text:style-name="P6">Program with inference</text:p>
              </table:table-cell>
            </table:table-row>
            <table:table-row table:style-name="ro3">
              <table:table-cell table:style-name="ce10">
                <text:p text:style-name="P6"><text:span text:style-name="T30">↓</text:span><text:span text:style-name="T31"> </text:span><text:span text:style-name="T2"><text:s/></text:span><text:span text:style-name="T2">Infer missing terms</text:span></text:p>
              </table:table-cell>
            </table:table-row>
            <table:table-row table:style-name="ro4">
              <table:table-cell table:style-name="ce8">
                <text:p text:style-name="P6">Program in a well-studied type system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2" draw:layer="layout" svg:width="13.364cm" svg:height="6.331cm" svg:x="13.97cm" svg:y="14.478cm" presentation:class="outline" presentation:user-transformed="true">
          <draw:text-box>
            <text:list text:style-name="L2">
              <text:list-item>
                <text:p>Properties of the whole language are properties of the phases plus those of the final typ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6:<text:line-break/>Consistently Inconsistent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ffects:<text:line-break/>Packaging vs. Tracking</text:p>
          </draw:text-box>
        </draw:frame>
        <draw:frame presentation:style-name="pr43" draw:layer="layout" svg:width="10.16cm" svg:height="14.898cm" svg:x="0.762cm" svg:y="4.914cm" presentation:class="outline" presentation:user-transformed="true">
          <draw:text-box>
            <text:list text:style-name="L2">
              <text:list-item>
                <text:p>The Haskell philosophy is to package code with side effects into category-theory-inspired structures.</text:p>
              </text:list-item>
              <text:list-item>
                <text:p>This works great, but is intimidating to newcomers to the language.</text:p>
              </text:list-item>
            </text:list>
          </draw:text-box>
        </draw:frame>
        <draw:frame presentation:style-name="pr44" draw:layer="layout" svg:width="14.415cm" svg:height="15.152cm" svg:x="12.192cm" svg:y="4.914cm" presentation:class="outline" presentation:user-transformed="true">
          <draw:text-box>
            <text:list text:style-name="L2">
              <text:list-item>
                <text:p>Effects tracking is clearly necessary if you want to distinguish code that corresponds to a valid logic from code that doesn't.</text:p>
              </text:list-item>
              <text:list-item>
                <text:p>But, except when you want explicit control over composition of effects, the category-theoretic approach may be overkil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me Types and Wild Types</text:p>
          </draw:text-box>
        </draw:frame>
        <draw:frame presentation:style-name="pr45" draw:layer="layout" svg:width="12.296cm" svg:height="13.927cm" svg:x="1.4cm" svg:y="4.914cm" presentation:class="outline" presentation:user-transformed="true">
          <draw:text-box>
            <text:list text:style-name="L2">
              <text:list-item>
                <text:p>It may be enough (most of the time) to distinguish between tame types (those that represent valid proofs under Curry-Howard) and wild types (of code that does something but doesn't represent a valid proof).</text:p>
              </text:list-item>
            </text:list>
          </draw:text-box>
        </draw:frame>
        <draw:frame presentation:style-name="pr46" draw:layer="layout" svg:width="12.296cm" svg:height="16.266cm" svg:x="14.311cm" svg:y="4.069cm" presentation:class="outline" presentation:user-transformed="true">
          <draw:text-box>
            <text:list text:style-name="L2">
              <text:list-item>
                <text:p>Every valid term has a wild type; only well-behaved terms have a tame type.</text:p>
              </text:list-item>
              <text:list-item>
                <text:p text:style-name="P9">Judgments:</text:p>
                <text:list>
                  <text:list-item>
                    <text:p text:style-name="P9"><text:span text:style-name="T14">M: T</text:span> when <text:span text:style-name="T14">M</text:span> is well-behaved (is a valid proof of <text:span text:style-name="T14">T</text:span>; always terminates, reduces to the same value).</text:p>
                  </text:list-item>
                  <text:list-item>
                    <text:p><text:span text:style-name="T14">M:! T</text:span> when <text:span text:style-name="T14">M</text:span>, <text:span text:style-name="T2">if</text:span> it returns, returns a value of <text:span text:style-name="T14">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4" draw:layer="layout" svg:width="15.24cm" svg:height="3.506cm" svg:x="1.27cm" svg:y="3.302cm" presentation:class="title" presentation:user-transformed="true">
          <draw:text-box>
            <text:p>Wild Things</text:p>
          </draw:text-box>
        </draw:frame>
        <draw:frame presentation:style-name="pr47" draw:text-style-name="P10" draw:layer="layout" svg:width="25.015cm" svg:height="11.176cm" svg:x="1.401cm" svg:y="9.144cm" presentation:class="outline" presentation:user-transformed="true">
          <draw:text-box>
            <text:list text:style-name="L2">
              <text:list-item>
                <text:p><text:span text:style-name="T3">M:! T</text:span><text:span text:style-name="T32"> if </text:span><text:span text:style-name="T3">M: T</text:span></text:p>
              </text:list-item>
              <text:list-item>
                <text:p><text:span text:style-name="T3">(x: A)\! M: A?! B</text:span><text:span text:style-name="T32"> when it can be shown that the function, if it returns, returns a </text:span><text:span text:style-name="T3">B</text:span><text:span text:style-name="T32">.</text:span></text:p>
              </text:list-item>
              <text:list-item>
                <text:p><text:span text:style-name="T3">(x: A)\ M: A? B</text:span><text:span text:style-name="T32"> only when evaluation of </text:span><text:span text:style-name="T3">M</text:span><text:span text:style-name="T32"> can be proven to terminate (always with the same value for a given </text:span><text:span text:style-name="T3">x</text:span><text:span text:style-name="T32">).</text:span></text:p>
              </text:list-item>
              <text:list-item>
                <text:p><text:span text:style-name="T3">(fun:! A?! B) (arg:! A):! B</text:span><text:span text:style-name="T32"> </text:span><text:span text:style-name="T14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me Things That Look Wild</text:p>
          </draw:text-box>
        </draw:frame>
        <draw:frame presentation:style-name="pr48" draw:layer="layout" svg:width="12.954cm" svg:height="15.748cm" svg:x="14.224cm" svg:y="4.572cm" presentation:class="outline" presentation:user-transformed="true">
          <draw:text-box>
            <text:list text:style-name="L2">
              <text:list-item>
                <text:p>Not everything we think of as an effect makes the code that invokes it wild.</text:p>
              </text:list-item>
              <text:list-item>
                <text:p>In particular, logging or terminal output (if it can't cause indefinite delays) does not prevent code the code that invokes it from returning, or change the value it compu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ming a Function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If you have:</text:p>
              </text:list-item>
            </text:list>
            <text:p text:style-name="P6"><text:span text:style-name="T3">f: A?! B</text:span></text:p>
            <text:list text:continue-numbering="true" text:style-name="L2">
              <text:list-header>
                <text:p>you can get</text:p>
              </text:list-header>
            </text:list>
            <text:p text:style-name="P6"><text:span text:style-name="T33">f′: A? B</text:span></text:p>
            <text:list text:continue-numbering="true" text:style-name="L2">
              <text:list-header>
                <text:p><text:span text:style-name="T34">from it by supplying a proof that it always terminates and always takes equals to equals.</text:span></text:p>
              </text:list-header>
            </text:list>
          </draw:text-box>
        </draw:frame>
        <draw:frame presentation:style-name="pr49" draw:layer="layout" svg:width="12.296cm" svg:height="4.803cm" svg:x="14.311cm" svg:y="13.97cm" presentation:class="outline" presentation:user-transformed="true">
          <draw:text-box>
            <text:list text:style-name="L2">
              <text:list-item>
                <text:p>How to construct those proofs? Still working on i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missive Positivity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The strict positivity condition, as usually phrased, is stricter than necessary.</text:p>
              </text:list-item>
              <text:list-item>
                <text:p>No paradox arises from the <text:span text:style-name="T2">existence</text:span> of a constructor parameter that violates the condition.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rouble occurs only when the constructor in question is <text:span text:style-name="T2">used</text:span>.</text:p>
              </text:list-item>
              <text:list-item>
                <text:p>(Maybe someone can help me figure out <text:span text:style-name="T2">what</text:span> uses are problematic...)</text:p>
              </text:list-item>
              <text:list-item>
                <text:p>Code that uses such a constructor can be given a wild ty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6" draw:layer="layout" svg:width="25.199cm" svg:height="4.318cm" svg:x="1.4cm" svg:y="0.508cm" presentation:class="title" presentation:user-transformed="true">
          <draw:text-box>
            <text:p>Part 7:<text:line-break/>Code You Can Play With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oiconicity</text:p>
          </draw:text-box>
        </draw:frame>
        <draw:frame presentation:style-name="pr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The point of using s-expressions as a program representation is to make it easy for code to manipulate code.</text:p>
              </text:list-item>
              <text:list-item>
                <text:p>The first macro pass translates s-expressions to s-expressions.</text:p>
              </text:list-item>
            </text:list>
          </draw:text-box>
        </draw:frame>
        <draw:frame presentation:style-name="pr5" draw:layer="layout" svg:width="12.296cm" svg:height="13.859cm" svg:x="14.311cm" svg:y="6.35cm" presentation:class="outline" presentation:user-transformed="true">
          <draw:text-box>
            <text:list text:style-name="L2">
              <text:list-item>
                <text:p>You can also manipulate code at a lower level by constructing terms directly in a typed lambda calculus.</text:p>
              </text:list-item>
              <text:list-item>
                <text:p>You can <text:span text:style-name="T3">quote</text:span> or <text:span text:style-name="T3">eval</text:span> either s-expressions or lambda calculus express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 That Talks about Itself<text:line-break/>and to Itself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Beyond homoiconicity, the point of dependent types is to allow code to talk about itself.</text:p>
              </text:list-item>
              <text:list-item>
                <text:p>The more self-referential and self-descriptive a language is, the more powerful it 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6" draw:layer="layout" svg:width="25.199cm" svg:height="4.318cm" svg:x="1.4cm" svg:y="0.508cm" presentation:class="title" presentation:user-transformed="true">
          <draw:text-box>
            <text:p>Part 8:<text:line-break/>Code You Can't Play With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lecting Badly</text:p>
          </draw:text-box>
        </draw:frame>
        <draw:frame presentation:style-name="pr50" draw:layer="layout" svg:width="25.778cm" svg:height="6.262cm" svg:x="1.4cm" svg:y="4.914cm" presentation:class="outline" presentation:user-transformed="true">
          <draw:text-box>
            <text:list text:style-name="L2">
              <text:list-item>
                <text:p>If self-reference is a good thing in a language, then runtime reflection must be a good thing.</text:p>
              </text:list-item>
              <text:list-item>
                <text:p>But some types of reflection lead to logical inconsistenc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oriality</text:p>
          </draw:text-box>
        </draw:frame>
        <draw:frame presentation:style-name="pr17" draw:layer="layout" svg:width="12.296cm" svg:height="14.426cm" svg:x="1.4cm" svg:y="4.914cm" presentation:class="outline" presentation:user-transformed="true">
          <draw:text-box>
            <text:list text:style-name="L2">
              <text:list-item>
                <text:p>A very desirable type system property is <text:span text:style-name="T2">functoriality</text:span>: a given function takes equal arguments to equal results.</text:p>
              </text:list-item>
              <text:list-item>
                <text:p>A logic without functoriality would be pretty useful for reasoning about programs.</text:p>
              </text:list-item>
            </text:list>
          </draw:text-box>
        </draw:frame>
        <draw:frame presentation:style-name="pr51" draw:layer="layout" svg:width="12.296cm" svg:height="11.153cm" svg:x="14.311cm" svg:y="7.62cm" presentation:class="outline" presentation:user-transformed="true">
          <draw:text-box>
            <text:list text:style-name="L2">
              <text:list-item>
                <text:p>Another desirable property is <text:span text:style-name="T2">function extensionality</text:span>: two functions that take equal arguments to equal results are considered equ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 Can't Inspect Functions</text:p>
          </draw:text-box>
        </draw:frame>
        <draw:frame presentation:style-name="pr52" draw:layer="layout" svg:width="8.382cm" svg:height="15.66cm" svg:x="0.254cm" svg:y="4.914cm" presentation:class="outline" presentation:user-transformed="true">
          <draw:text-box>
            <text:list text:style-name="L2">
              <text:list-item>
                <text:p>Given function extensionality, the ability to inspect the code of a function at runtime would violate functoriality.</text:p>
              </text:list-item>
            </text:list>
          </draw:text-box>
        </draw:frame>
        <draw:frame presentation:style-name="pr53" draw:layer="layout" svg:width="18.804cm" svg:height="16.792cm" svg:x="8.882cm" svg:y="4.036cm" presentation:class="outline" presentation:user-transformed="true">
          <draw:text-box>
            <text:list text:style-name="L2">
              <text:list-item>
                <text:p>Consider these two identity functions:</text:p>
              </text:list-item>
            </text:list>
            <text:p text:style-name="P6"><text:span text:style-name="T3">a\ a</text:span></text:p>
            <text:p text:style-name="P6"><text:span text:style-name="T3">a\ (b\ b) a</text:span></text:p>
            <text:list text:continue-numbering="true" text:style-name="L2">
              <text:list-item>
                <text:p text:style-name="P11"><text:span text:style-name="T4">If you can see their implementations, you can distinguish them, and construct a boolean function </text:span><text:span text:style-name="T3">f</text:span><text:span text:style-name="T4"> that returns a different value for each. But function extensionality says they're equal, so (by functoriality) </text:span><text:span text:style-name="T3">f</text:span><text:span text:style-name="T4"> must return the same result for eac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">
        <office:forms form:automatic-focus="false" form:apply-design-mode="false"/>
        <draw:frame presentation:style-name="pr54" draw:layer="layout" svg:width="25.199cm" svg:height="2.973cm" svg:x="1.4cm" svg:y="0.837cm" presentation:class="title" presentation:user-transformed="true">
          <draw:text-box>
            <text:p>You Can't Inspect Types</text:p>
          </draw:text-box>
        </draw:frame>
        <draw:frame presentation:style-name="pr5" draw:layer="layout" svg:width="25.27cm" svg:height="13.859cm" svg:x="1.4cm" svg:y="4.064cm" presentation:class="outline" presentation:user-transformed="true">
          <draw:text-box>
            <text:list text:style-name="L2">
              <text:list-item>
                <text:p>Inspecting types can be dangerous, too.</text:p>
              </text:list-item>
              <text:list-item>
                <text:p>Consider the types:</text:p>
              </text:list-item>
            </text:list>
            <text:p text:style-name="P6"><text:span text:style-name="T3">(A: Type)? (m n: Nat)? Vec A m+n</text:span></text:p>
            <text:list text:continue-numbering="true" text:style-name="L2">
              <text:list-header>
                <text:p>and</text:p>
              </text:list-header>
            </text:list>
            <text:p text:style-name="P6"><text:span text:style-name="T3">(A: Type)? (m n: Nat)? Vec A n+m</text:span></text:p>
            <text:list text:continue-numbering="true" text:style-name="L2">
              <text:list-item>
                <text:p><text:span text:style-name="T3">m+n = n+m</text:span>, so the types are equal. But their structure isn'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How Can You <text:span text:style-name="T35">eval</text:span>?</text:p>
          </draw:text-box>
        </draw:frame>
        <draw:frame presentation:style-name="pr5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You might think there is a contradiction between the inability to inspect code and the ability to create code at runtime.</text:p>
              </text:list-item>
              <text:list-item>
                <text:p>For example:</text:p>
              </text:list-item>
            </text:list>
            <text:p text:style-name="P6"><text:span text:style-name="T3">evalquote (a\ (b\ b) a)</text:span></text:p>
          </draw:text-box>
        </draw:frame>
        <draw:frame presentation:style-name="pr44" draw:layer="layout" svg:width="13.145cm" svg:height="15.152cm" svg:x="13.462cm" svg:y="4.914cm" presentation:class="outline" presentation:user-transformed="true">
          <draw:text-box>
            <text:list text:style-name="L2">
              <text:list-item>
                <text:p>But in fact, <text:span text:style-name="T3">eval</text:span> doesn't provide any proof that it created a function identical to what you gave it. It's free to act as if you said:</text:p>
              </text:list-item>
            </text:list>
            <text:p text:style-name="P6"><text:span text:style-name="T3">evalquote (a\ a)</text:span></text:p>
            <text:list text:continue-numbering="true" text:style-name="L2">
              <text:list-header>
                <text:p>instead. It only needs to give you something <text:span text:style-name="T2">extensionally</text:span> equal to its inpu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9:<text:line-break/>Natural De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tural Deduction<text:line-break/>Is Logic Programming</text:p>
          </draw:text-box>
        </draw:frame>
        <draw:frame presentation:style-name="pr55" draw:layer="layout" svg:width="12.296cm" svg:height="14.412cm" svg:x="1.4cm" svg:y="4.914cm" presentation:class="outline" presentation:user-transformed="true">
          <draw:text-box>
            <text:list text:style-name="L2">
              <text:list-item>
                <text:p>Rules in the natural deduction style:</text:p>
              </text:list-item>
            </text:list>
            <text:p text:style-name="P12"><text:span text:style-name="T36">Γ ⊦ A: </text:span><text:span text:style-name="T37">U</text:span><text:span text:style-name="T38">i</text:span><text:span text:style-name="T36"> <text:s text:c="3"/></text:span><text:span text:style-name="T39">Γ, x: A ⊦ B: </text:span><text:span text:style-name="T40">U</text:span><text:span text:style-name="T41">i</text:span></text:p>
            <text:p text:style-name="P6"><text:span text:style-name="T42">Γ ⊦ ((x: A) → B) : </text:span><text:span text:style-name="T43">U</text:span><text:span text:style-name="T41">i</text:span></text:p>
            <text:list text:continue-numbering="true" text:style-name="L2">
              <text:list-header>
                <text:p text:style-name="P13"><text:span text:style-name="T44">can be translated directly into Prolog and executed.</text:span></text:p>
              </text:list-header>
              <text:list-item>
                <text:p text:style-name="P13"><text:span text:style-name="T44">But Prolog is ugly and full of 1970s imperative crap.</text:span>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I've been playing with a logic programming language, Rofl, that uses the syntax rules I described earlier.</text:p>
              </text:list-item>
              <text:list-item>
                <text:p>Rofl has no global state or imperativ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">
        <office:forms form:automatic-focus="false" form:apply-design-mode="false"/>
        <draw:frame presentation:style-name="pr4" draw:layer="layout" svg:width="11.359cm" svg:height="3.506cm" svg:x="14.478cm" svg:y="2.286cm" presentation:class="title" presentation:user-transformed="true">
          <draw:text-box>
            <text:p>Rules in Rofl</text:p>
          </draw:text-box>
        </draw:frame>
        <draw:frame presentation:style-name="pr56" draw:layer="layout" svg:width="25.27cm" svg:height="12.844cm" svg:x="1.348cm" svg:y="7.874cm" presentation:class="outline" presentation:user-transformed="true">
          <draw:text-box>
            <text:list text:style-name="L2">
              <text:list-item>
                <text:p>This:</text:p>
              </text:list-item>
            </text:list>
            <text:p text:style-name="P12"><text:span text:style-name="T39">Γ ⊦ A: </text:span><text:span text:style-name="T40">U</text:span><text:span text:style-name="T41">i</text:span><text:span text:style-name="T39"> <text:s text:c="3"/>Γ, x: A ⊦ B: </text:span><text:span text:style-name="T40">U</text:span><text:span text:style-name="T41">i</text:span></text:p>
            <text:p text:style-name="P6"><text:span text:style-name="T42">Γ ⊦ ((x: A) → B) : </text:span><text:span text:style-name="T43">U</text:span><text:span text:style-name="T41">i</text:span></text:p>
            <text:list text:continue-numbering="true" text:style-name="L2">
              <text:list-header>
                <text:p><text:span text:style-name="T44">in Rofl:</text:span></text:p>
              </text:list-header>
            </text:list>
            <text:p text:style-name="P14"><text:span text:style-name="T45"><text:s text:c="12"/></text:span><text:span text:style-name="T45">(ctx |~ ((x: a)? b): U i) ~|</text:span></text:p>
            <text:p text:style-name="P11"><text:span text:style-name="T45"><text:s text:c="14"/></text:span><text:span text:style-name="T45">(ctx |~ a: U i), ((x: a) :: ctx |~ b: U i)</text:span></text:p>
            <text:list text:continue-numbering="true" text:style-name="L2">
              <text:list-item>
                <text:p text:style-name="P11"><text:span text:style-name="T44">Turn the underline into </text:span><text:span text:style-name="T45">~|</text:span><text:span text:style-name="T44">, put the conclusion first, and separate the premises with a comm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c Programming<text:line-break/>vs. the Real World</text:p>
          </draw:text-box>
        </draw:frame>
        <draw:frame presentation:style-name="pr5" draw:layer="layout" svg:width="9.522cm" svg:height="13.859cm" svg:x="1.4cm" svg:y="4.914cm" presentation:class="outline" presentation:user-transformed="true">
          <draw:text-box>
            <text:list text:style-name="L2">
              <text:list-item>
                <text:p>Logic programming is cool because you can run the rules forwards to typecheck a term, or backwards to infer a term.</text:p>
              </text:list-item>
              <text:list-item>
                <text:p>But...</text:p>
              </text:list-item>
            </text:list>
          </draw:text-box>
        </draw:frame>
        <draw:frame presentation:style-name="pr57" draw:layer="layout" svg:width="14.415cm" svg:height="15.424cm" svg:x="12.192cm" svg:y="4.914cm" presentation:class="outline" presentation:user-transformed="true">
          <draw:text-box>
            <text:list text:style-name="L2">
              <text:list-item>
                <text:p>Improperly constrained variables can result in very large search spaces.</text:p>
              </text:list-item>
              <text:list-item>
                <text:p>Naked type theory rules won't give you any error messages if they fail.</text:p>
              </text:list-item>
              <text:list-item>
                <text:p>Specialized constraint solvers may be a lot faster for some queries.</text:p>
              </text:list-item>
              <text:list-item>
                <text:p>Still, this is a fun way to prototy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10:<text:line-break/>Always Distinguish?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">
        <office:forms form:automatic-focus="false" form:apply-design-mode="false"/>
        <draw:frame presentation:style-name="pr58" draw:layer="layout" svg:width="25.199cm" svg:height="2.465cm" svg:x="1.4cm" svg:y="0.837cm" presentation:class="title" presentation:user-transformed="true">
          <draw:text-box>
            <text:p>Breadcrumbs</text:p>
          </draw:text-box>
        </draw:frame>
        <draw:frame presentation:style-name="pr59" draw:layer="layout" svg:width="25.27cm" svg:height="17.045cm" svg:x="1.439cm" svg:y="3.709cm" presentation:class="outline" presentation:user-transformed="true">
          <draw:text-box>
            <text:list text:style-name="L2">
              <text:list-item>
                <text:p>I keep running across recommendations against type system that collapse certain distinctions.</text:p>
              </text:list-item>
              <text:list-item>
                <text:p>For example:</text:p>
                <text:list>
                  <text:list-item>
                    <text:p>Equirecursion (as opposed to isorecursion)</text:p>
                  </text:list-item>
                  <text:list-item>
                    <text:p>Subsumptive (as opposed to coercive) subtyping</text:p>
                  </text:list-item>
                  <text:list-item>
                    <text:p>Jugmental equality where a propositional equality would do (because this erases explicit paths between things that are equal)</text:p>
                  </text:list-item>
                </text:list>
              </text:list-item>
              <text:list-item>
                <text:p>Keeping track of such distinctions makes for intermediate code full of coercion functions that don't do anything.</text:p>
              </text:list-item>
              <text:list-item>
                <text:p>Should I ca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King</meta:initial-creator>
    <meta:creation-date>2016-02-05T17:26:39.33</meta:creation-date>
    <meta:editing-duration>P2DT15H5M7S</meta:editing-duration>
    <meta:editing-cycles>296</meta:editing-cycles>
    <dc:date>2016-02-09T15:37:36.86</dc:date>
    <dc:creator>Adrian King</dc:creator>
    <meta:generator>OpenOffice/4.1.1$Win32 OpenOffice.org_project/411m6$Build-9775</meta:generator>
    <meta:document-statistic meta:object-count="314"/>
  </office:meta>
</office:document-meta>
</file>